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officeooo:rsid="0035ce20" officeooo:paragraph-rsid="0035ce20"/>
    </style:style>
    <style:style style:name="P19" style:family="paragraph" style:parent-style-name="Standard">
      <style:text-properties officeooo:rsid="0037afa3" officeooo:paragraph-rsid="0037afa3"/>
    </style:style>
    <style:style style:name="P20" style:family="paragraph" style:parent-style-name="Standard">
      <style:text-properties officeooo:rsid="00396af7" officeooo:paragraph-rsid="00396af7"/>
    </style:style>
    <style:style style:name="P21" style:family="paragraph" style:parent-style-name="Standard">
      <style:text-properties officeooo:rsid="003c01cb" officeooo:paragraph-rsid="003c01cb"/>
    </style:style>
    <style:style style:name="P22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23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4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5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6" style:family="paragraph" style:parent-style-name="Standard">
      <style:text-properties officeooo:rsid="003c01cb" officeooo:paragraph-rsid="003c01cb"/>
    </style:style>
    <style:style style:name="P27" style:family="paragraph" style:parent-style-name="Standard">
      <style:text-properties officeooo:rsid="003d57d5" officeooo:paragraph-rsid="003d57d5"/>
    </style:style>
    <style:style style:name="T1" style:family="text">
      <style:text-properties officeooo:rsid="002ce714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18">if-modifier:</text:p>
      <text:p text:style-name="P18">2.7.0 :137 &gt; a = 10</text:p>
      <text:p text:style-name="P18">2.7.0 :138 &gt; b = 20</text:p>
      <text:p text:style-name="P18">2.7.0 :139 &gt; print "#{a}is less than #{b}" if a&lt;b</text:p>
      <text:p text:style-name="P18">10is less than 20 =&gt; nil </text:p>
      <text:p text:style-name="P18">2.7.0 :140 &gt; print "#{a} is less than #{b}" if a&lt;b</text:p>
      <text:p text:style-name="P18"><text:soft-page-break/>10 is less than 20 =&gt; nil </text:p>
      <text:p text:style-name="P18"/>
      <text:p text:style-name="P24">unless:</text:p>
      <text:p text:style-name="P19">2.7.0 :141 &gt; unless a&gt;b</text:p>
      <text:p text:style-name="P19">2.7.0 :142 &gt; <text:s text:c="2"/>print "#{a} is less than #{b}\n"</text:p>
      <text:p text:style-name="P19">2.7.0 :143 &gt; else </text:p>
      <text:p text:style-name="P19">2.7.0 :144 &gt; <text:s text:c="2"/>print "#{a} is greater than b#{b}"</text:p>
      <text:p text:style-name="P19">2.7.0 :145 &gt; end</text:p>
      <text:p text:style-name="P19">10 is less than 20</text:p>
      <text:p text:style-name="P19"><text:s/>=&gt; nil </text:p>
      <text:p text:style-name="P19"/>
      <text:p text:style-name="P23">unless modifier:</text:p>
      <text:p text:style-name="P20">2.7.0 :146 &gt; print "a is greater than 5" unless a&lt;5</text:p>
      <text:p text:style-name="P20">a is greater than 5 =&gt; nil </text:p>
      <text:p text:style-name="P20"/>
      <text:p text:style-name="P22">Case statment: SWITCH </text:p>
      <text:p text:style-name="P21">2.7.0 :193 &gt; age =5</text:p>
      <text:p text:style-name="P21">2.7.0 :210 &gt; case age</text:p>
      <text:p text:style-name="P21">2.7.0 :211 &gt; when 0..17</text:p>
      <text:p text:style-name="P21">2.7.0 :212 &gt; <text:s text:c="2"/>puts 'child'</text:p>
      <text:p text:style-name="P21">2.7.0 :213 &gt; when 18..50</text:p>
      <text:p text:style-name="P21">2.7.0 :214 &gt; <text:s text:c="2"/>puts 'adult'</text:p>
      <text:p text:style-name="P21">2.7.0 :215 &gt; else </text:p>
      <text:p text:style-name="P21">2.7.0 :216 &gt; <text:s text:c="2"/>puts 'Dont know'</text:p>
      <text:p text:style-name="P21">2.7.0 :217 &gt; end</text:p>
      <text:p text:style-name="P21">child</text:p>
      <text:p text:style-name="P21"/>
      <text:p text:style-name="P25">Greatest of three:</text:p>
      <text:p text:style-name="P27">2.7.0 :362 &gt; def got</text:p>
      <text:p text:style-name="P27">2.7.0 :363 &gt; <text:s text:c="2"/>a = gets.to_i</text:p>
      <text:p text:style-name="P27">2.7.0 :364 &gt; <text:s text:c="2"/>b = gets.to_i</text:p>
      <text:p text:style-name="P27">2.7.0 :365 &gt; <text:s text:c="2"/>c = gets.to_i</text:p>
      <text:p text:style-name="P27">2.7.0 :366 &gt; <text:s text:c="2"/>small = a</text:p>
      <text:p text:style-name="P27">2.7.0 :367 &gt; <text:s text:c="2"/>if b&gt;small</text:p>
      <text:p text:style-name="P27">2.7.0 :368 &gt; <text:s text:c="4"/>small = b</text:p>
      <text:p text:style-name="P27">2.7.0 :369 &gt; <text:s text:c="2"/>end</text:p>
      <text:p text:style-name="P27">2.7.0 :370 &gt; <text:s text:c="2"/>if c&gt;small</text:p>
      <text:p text:style-name="P27">2.7.0 :371 &gt; <text:s text:c="4"/>small = c</text:p>
      <text:p text:style-name="P27">2.7.0 :372 &gt; <text:s text:c="2"/>end </text:p>
      <text:p text:style-name="P27">2.7.0 :373 &gt; <text:s text:c="2"/>puts "Greatest no. is #{small}"</text:p>
      <text:p text:style-name="P27">2.7.0 :374 &gt; end</text:p>
      <text:p text:style-name="P27"><text:s/>=&gt; :got </text:p>
      <text:p text:style-name="P27">2.7.0 :375 &gt; got</text:p>
      <text:p text:style-name="P27">12</text:p>
      <text:p text:style-name="P27">23</text:p>
      <text:p text:style-name="P27">14</text:p>
      <text:p text:style-name="P27">Greatest no. Is 23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1T14:25:14.228736546</dc:date>
    <meta:editing-duration>PT57M43S</meta:editing-duration>
    <meta:editing-cycles>25</meta:editing-cycles>
    <meta:document-statistic meta:table-count="0" meta:image-count="0" meta:object-count="0" meta:page-count="4" meta:paragraph-count="176" meta:word-count="737" meta:character-count="3455" meta:non-whitespace-character-count="2761"/>
  </office:meta>
</office:document-meta>
</file>